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681in"/>
    </style:style>
    <style:style style:name="Table1.B" style:family="table-column">
      <style:table-column-properties style:column-width="2.0354in"/>
    </style:style>
    <style:style style:name="Table1.C" style:family="table-column">
      <style:table-column-properties style:column-width="4.12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คำถามนี้:</text:p>
      <text:p text:style-name="Quotations">❓ <text:span text:style-name="Source_20_Text">Do you want to create a 'zoneless' application without zone.js (Developer Preview)? (y/N)</text:span></text:p>
      <text:p text:style-name="Text_20_body">คือ Angular v15+ เริ่มรองรับ <text:span text:style-name="Strong_20_Emphasis">"zoneless mode"</text:span> ซึ่งเป็นโหมดที่ <text:span text:style-name="Strong_20_Emphasis">ไม่ใช้ </text:span><text:span text:style-name="Strong_20_Emphasis"><text:span text:style-name="Source_20_Text">zone.js</text:span></text:span> อีกต่อไป (ทดลองอยู่ Developer Preview) เพื่อให้:</text:p>
      <text:list text:style-name="L1">
        <text:list-item>
          <text:p text:style-name="P1">ประสิทธิภาพดีขึ้น (ไม่ต้อง patch async function ทั้งหมด)</text:p>
        </text:list-item>
        <text:list-item>
          <text:p text:style-name="P1">ใช้ร่วมกับ Signal / RxJS ได้ดีขึ้น</text:p>
        </text:list-item>
        <text:list-item>
          <text:p text:style-name="P1">แต่…บาง feature/classic detection ยังไม่ทำงานเหมือนเดิม</text:p>
        </text:list-item>
      </text:list>
      <text:p text:style-name="Horizontal_20_Line"/>
      <text:h text:style-name="Heading_20_2" text:outline-level="2">🔍 ตอบอะไรดี?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คำตอบ</text:p>
            </table:table-cell>
            <table:table-cell table:style-name="Table1.A1" office:value-type="string">
              <text:p text:style-name="Table_20_Heading">ความหมาย</text:p>
            </table:table-cell>
            <table:table-cell table:style-name="Table1.A1" office:value-type="string">
              <text:p text:style-name="Table_20_Heading">เหมาะกับ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N</text:span> <text:span text:style-name="Emphasis">(default)</text:span></text:p>
          </table:table-cell>
          <table:table-cell table:style-name="Table1.A1" office:value-type="string">
            <text:p text:style-name="Table_20_Contents">❗ใช้ <text:span text:style-name="Source_20_Text">zone.js</text:span> ตามปกติ (แนะนำ)</text:p>
          </table:table-cell>
          <table:table-cell table:style-name="Table1.A1" office:value-type="string">
            <text:p text:style-name="Table_20_Contents">มือใหม่, โปรเจกต์จริง, template ปกติ</text:p>
          </table:table-cell>
        </table:table-row>
        <table:table-row>
          <table:table-cell table:style-name="Table1.A1" office:value-type="string">
            <text:p text:style-name="Table_20_Contents"><text:span text:style-name="Source_20_Text">Y</text:span></text:p>
          </table:table-cell>
          <table:table-cell table:style-name="Table1.A1" office:value-type="string">
            <text:p text:style-name="Table_20_Contents">🚧 ลองใช้แบบไม่ใช้ zone.js</text:p>
          </table:table-cell>
          <table:table-cell table:style-name="Table1.A1" office:value-type="string">
            <text:p text:style-name="Table_20_Contents">dev ที่อยากลอง new features เช่น Angular Signals, ใช้ RxJS เต็มรูปแบบ</text:p>
          </table:table-cell>
        </table:table-row>
      </table:table>
      <text:p text:style-name="Horizontal_20_Line"/>
      <text:h text:style-name="Heading_20_2" text:outline-level="2">✅ สรุปคำตอบที่ "ควรตอบ"</text:h>
      <text:p text:style-name="Quotations"><text:span text:style-name="Strong_20_Emphasis">ตอบ: </text:span><text:span text:style-name="Strong_20_Emphasis"><text:span text:style-name="Source_20_Text">N</text:span></text:span> (หรือแค่ Enter เฉย ๆ)</text:p>
      <text:p text:style-name="Text_20_body">💡 โดยเฉพาะถ้าคุณ:</text:p>
      <text:list text:style-name="L2">
        <text:list-item>
          <text:p text:style-name="P2">ยังไม่ใช้ Signal</text:p>
        </text:list-item>
        <text:list-item>
          <text:p text:style-name="P2">ใช้ Angular Material หรือ Component Library อื่น</text:p>
        </text:list-item>
        <text:list-item>
          <text:p text:style-name="P2">ต้องการใช้ <text:span text:style-name="Source_20_Text">ChangeDetectorRef</text:span> / binding ปกติ</text:p>
        </text:list-item>
      </text:list>
      <text:p text:style-name="Horizontal_20_Line"/>
      <text:p text:style-name="Text_20_body">หากอนาคตคุณอยากลองเปลี่ยนเป็น <text:span text:style-name="Strong_20_Emphasis">zoneless</text:span> ก็สามารถแก้ config ได้ทีหลังใน <text:span text:style-name="Source_20_Text">main.ts</text:span> และ <text:span text:style-name="Source_20_Text">angular.json</text:span> ครับ 😊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9T00:57:39.212189300</meta:creation-date>
    <dc:date>2025-06-19T00:57:40.407588100</dc:date>
    <meta:editing-duration>PT1S</meta:editing-duration>
    <meta:editing-cycles>1</meta:editing-cycles>
    <meta:document-statistic meta:table-count="1" meta:image-count="0" meta:object-count="0" meta:page-count="1" meta:paragraph-count="23" meta:word-count="391" meta:character-count="763" meta:non-whitespace-character-count="683"/>
    <meta:generator>LibreOffice/25.2.4.3$Windows_X86_64 LibreOffice_project/33e196637044ead23f5c3226cde09b47731f7e27</meta:generator>
  </office:meta>
</office:document-meta>
</file>